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914cm"/>
    </style:style>
    <style:style style:name="Tabla1.B" style:family="table-column">
      <style:table-column-properties style:column-width="5.376cm"/>
    </style:style>
    <style:style style:name="Tabla1.C" style:family="table-column">
      <style:table-column-properties style:column-width="7.7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 fo:break-before="page"/>
    </style:style>
    <style:style style:name="P2" style:family="paragraph" style:parent-style-name="Heading_20_2">
      <style:paragraph-properties fo:text-align="center" style:justify-single-word="false"/>
      <style:text-properties officeooo:paragraph-rsid="001bd76d"/>
    </style:style>
    <style:style style:name="P3" style:family="paragraph" style:parent-style-name="Preformatted_20_Text" style:list-style-name="L1">
      <style:paragraph-properties fo:margin-top="0cm" fo:margin-bottom="0.499cm" style:contextual-spacing="false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Preformatted_20_Text" style:list-style-name="L3"/>
    <style:style style:name="P7" style:family="paragraph" style:parent-style-name="Preformatted_20_Text" style:list-style-name="L3">
      <style:paragraph-properties fo:margin-top="0cm" fo:margin-bottom="0.499cm" style:contextual-spacing="false"/>
    </style:style>
    <style:style style:name="P8" style:family="paragraph" style:parent-style-name="Preformatted_20_Text" style:list-style-name="L4"/>
    <style:style style:name="P9" style:family="paragraph" style:parent-style-name="Preformatted_20_Text" style:list-style-name="L4">
      <style:paragraph-properties fo:margin-top="0cm" fo:margin-bottom="0.499cm" style:contextual-spacing="false"/>
    </style:style>
    <style:style style:name="P10" style:family="paragraph" style:parent-style-name="Preformatted_20_Text" style:list-style-name="L5"/>
    <style:style style:name="P11" style:family="paragraph" style:parent-style-name="Preformatted_20_Text" style:list-style-name="L5">
      <style:paragraph-properties fo:margin-top="0cm" fo:margin-bottom="0.499cm" style:contextual-spacing="false"/>
    </style:style>
    <style:style style:name="P12" style:family="paragraph" style:parent-style-name="Preformatted_20_Text" style:list-style-name="L6">
      <style:paragraph-properties fo:margin-top="0cm" fo:margin-bottom="0.499cm" style:contextual-spacing="false"/>
    </style:style>
    <style:style style:name="P13" style:family="paragraph" style:parent-style-name="Preformatted_20_Text" style:list-style-name="L7"/>
    <style:style style:name="P14" style:family="paragraph" style:parent-style-name="Preformatted_20_Text" style:list-style-name="L7">
      <style:paragraph-properties fo:margin-top="0cm" fo:margin-bottom="0.499cm" style:contextual-spacing="false"/>
    </style:style>
    <style:style style:name="P15" style:family="paragraph" style:parent-style-name="Preformatted_20_Text" style:list-style-name="L9"/>
    <style:style style:name="P16" style:family="paragraph" style:parent-style-name="Preformatted_20_Text" style:list-style-name="L9">
      <style:paragraph-properties fo:margin-top="0cm" fo:margin-bottom="0.499cm" style:contextual-spacing="false"/>
    </style:style>
    <style:style style:name="P17" style:family="paragraph" style:parent-style-name="Preformatted_20_Text" style:list-style-name="L10"/>
    <style:style style:name="P18" style:family="paragraph" style:parent-style-name="Preformatted_20_Text" style:list-style-name="L10">
      <style:paragraph-properties fo:margin-top="0cm" fo:margin-bottom="0.499cm" style:contextual-spacing="false"/>
    </style:style>
    <style:style style:name="P19" style:family="paragraph" style:parent-style-name="Preformatted_20_Text" style:list-style-name="L13"/>
    <style:style style:name="P20" style:family="paragraph" style:parent-style-name="Preformatted_20_Text" style:list-style-name="L13">
      <style:paragraph-properties fo:margin-top="0cm" fo:margin-bottom="0.499cm" style:contextual-spacing="false"/>
    </style:style>
    <style:style style:name="P21" style:family="paragraph" style:parent-style-name="Preformatted_20_Text" style:list-style-name="L14"/>
    <style:style style:name="P22" style:family="paragraph" style:parent-style-name="Preformatted_20_Text" style:list-style-name="L14">
      <style:paragraph-properties fo:margin-top="0cm" fo:margin-bottom="0.499cm" style:contextual-spacing="false"/>
    </style:style>
    <style:style style:name="P23" style:family="paragraph" style:parent-style-name="Preformatted_20_Text" style:list-style-name="L15"/>
    <style:style style:name="P24" style:family="paragraph" style:parent-style-name="Preformatted_20_Text" style:list-style-name="L15">
      <style:paragraph-properties fo:margin-top="0cm" fo:margin-bottom="0.499cm" style:contextual-spacing="false"/>
    </style:style>
    <style:style style:name="P25" style:family="paragraph" style:parent-style-name="Preformatted_20_Text" style:list-style-name="L16"/>
    <style:style style:name="P26" style:family="paragraph" style:parent-style-name="Preformatted_20_Text" style:list-style-name="L16">
      <style:paragraph-properties fo:margin-top="0cm" fo:margin-bottom="0.499cm" style:contextual-spacing="false"/>
    </style:style>
    <style:style style:name="P27" style:family="paragraph" style:parent-style-name="Preformatted_20_Text" style:list-style-name="L18"/>
    <style:style style:name="P28" style:family="paragraph" style:parent-style-name="Preformatted_20_Text" style:list-style-name="L18">
      <style:paragraph-properties fo:margin-top="0cm" fo:margin-bottom="0.499cm" style:contextual-spacing="false"/>
    </style:style>
    <style:style style:name="P29" style:family="paragraph" style:parent-style-name="Preformatted_20_Text" style:list-style-name="L19"/>
    <style:style style:name="P30" style:family="paragraph" style:parent-style-name="Preformatted_20_Text" style:list-style-name="L19">
      <style:paragraph-properties fo:margin-top="0cm" fo:margin-bottom="0.499cm" style:contextual-spacing="false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6">
      <style:paragraph-properties fo:margin-top="0cm" fo:margin-bottom="0cm" style:contextual-spacing="false"/>
    </style:style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4"/>
    <style:style style:name="P46" style:family="paragraph" style:parent-style-name="Text_20_body" style:list-style-name="L15"/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20"/>
    <style:style style:name="T1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">Orden Recomendado</text:span></text:span></text:h>
      <text:h text:style-name="Heading_20_2" text:outline-level="2"><text:span text:style-name="Strong_20_Emphasis">1. Configuración del Servidor Ubuntu (Pandora FMS + DHCP)</text:span></text:h>
      <text:h text:style-name="Heading_20_3" text:outline-level="3"><text:span text:style-name="Strong_20_Emphasis">Paso 1: Instalar y Configurar Ubuntu Server</text:span></text:h>
      <text:list text:style-name="L1">
        <text:list-item>
          <text:p text:style-name="P31"><text:span text:style-name="Strong_20_Emphasis">Configurar interfaces de red</text:span>:</text:p>
          <text:list>
            <text:list-item>
              <text:p text:style-name="P31"><text:span text:style-name="Source_20_Text">eth0</text:span>: Conectada al NAT (IP estática o DHCP para acceso externo).</text:p>
            </text:list-item>
            <text:list-item>
              <text:p text:style-name="P31"><text:span text:style-name="Source_20_Text">eth1</text:span>: Conectada al Router Cisco (IP: <text:span text:style-name="Source_20_Text">192.168.10.2/24</text:span>).</text:p>
            </text:list-item>
            <text:list-item>
              <text:p text:style-name="P31"><text:span text:style-name="Source_20_Text">eth2</text:span>: Conectada al Router MikroTik (IP: <text:span text:style-name="Source_20_Text">172.16.10.2/24</text:span>).</text:p>
            </text:list-item>
          </text:list>
        </text:list-item>
        <text:list-item>
          <text:p text:style-name="P31"><text:span text:style-name="Strong_20_Emphasis">Actualizar el sistema</text:span>:</text:p>
          <text:p text:style-name="P3">sudo apt update &amp;&amp; sudo apt upgrade -y</text:p>
        </text:list-item>
      </text:list>
      <text:h text:style-name="Heading_20_3" text:outline-level="3"><text:span text:style-name="Strong_20_Emphasis">Paso 2: Instalar Pandora FMS</text:span></text:h>
      <text:list text:style-name="L2">
        <text:list-item>
          <text:p text:style-name="P32"><text:span text:style-name="Strong_20_Emphasis">Instalar dependencias</text:span>:</text:p>
          <text:p text:style-name="P5">sudo apt install -y apache2 php mariadb-server perl libdbd-mysql-perl libwww-perl</text:p>
        </text:list-item>
        <text:list-item>
          <text:p text:style-name="P32"><text:span text:style-name="Strong_20_Emphasis">Descargar e instalar Pandora FMS</text:span>:</text:p>
          <text:p text:style-name="P4">wget https://sourceforge.net/projects/pandora/files/Pandora%20FMS%207.0NG/770/pandorafms_console-7.0NG.770.noarch.tar.gz</text:p>
          <text:p text:style-name="P4">tar -xvzf pandorafms_console-7.0NG.770.noarch.tar.gz</text:p>
          <text:p text:style-name="P4">cd pandorafms_console-7.0NG.770</text:p>
          <text:p text:style-name="P5">sudo ./pandora_console_install</text:p>
        </text:list-item>
        <text:list-item>
          <text:p text:style-name="P32"><text:span text:style-name="Strong_20_Emphasis">Configurar la base de datos MySQL</text:span>:</text:p>
          <text:p text:style-name="P4">CREATE DATABASE pandora;</text:p>
          <text:p text:style-name="P4">CREATE USER 'pandora'@'localhost' IDENTIFIED BY 'tu_contraseña';</text:p>
          <text:p text:style-name="P4">GRANT ALL PRIVILEGES ON pandora.* TO 'pandora'@'localhost';</text:p>
          <text:p text:style-name="P5">FLUSH PRIVILEGES;</text:p>
        </text:list-item>
      </text:list>
      <text:h text:style-name="Heading_20_3" text:outline-level="3"><text:span text:style-name="Strong_20_Emphasis">Paso 3: Configurar el Servidor DHCP</text:span></text:h>
      <text:list text:style-name="L3">
        <text:list-item>
          <text:p text:style-name="P33"><text:span text:style-name="Strong_20_Emphasis">Instalar ISC DHCP Server</text:span>:</text:p>
          <text:p text:style-name="P7">sudo apt install -y isc-dhcp-server</text:p>
        </text:list-item>
        <text:list-item>
          <text:p text:style-name="P33"><text:span text:style-name="Strong_20_Emphasis">Editar </text:span><text:span text:style-name="Strong_20_Emphasis"><text:span text:style-name="Source_20_Text">/etc/dhcp/dhcpd.conf</text:span></text:span>:</text:p>
          <text:p text:style-name="P6">subnet 192.168.10.0 netmask 255.255.255.0 {</text:p>
          <text:p text:style-name="P6"><text:s text:c="4"/>range 192.168.10.100 192.168.10.200;</text:p>
          <text:p text:style-name="P6"><text:s text:c="4"/>option routers 192.168.10.1; <text:s text:c="4"/># Gateway = Router Cisco</text:p>
          <text:p text:style-name="P6"><text:s text:c="4"/>option domain-name-servers 8.8.8.8;</text:p>
          <text:p text:style-name="P6">}</text:p>
          <text:p text:style-name="P6"/>
          <text:p text:style-name="P6">subnet 172.16.10.0 netmask 255.255.255.0 {</text:p>
          <text:p text:style-name="P6"><text:s text:c="4"/>range 172.16.10.100 172.16.10.200;</text:p>
          <text:p text:style-name="P6"><text:soft-page-break/><text:s text:c="4"/>option routers 172.16.10.1; <text:s text:c="4"/># Gateway = Router MikroTik</text:p>
          <text:p text:style-name="P6"><text:s text:c="4"/>option domain-name-servers 8.8.8.8;</text:p>
          <text:p text:style-name="P7">}</text:p>
        </text:list-item>
        <text:list-item>
          <text:p text:style-name="P33"><text:span text:style-name="Strong_20_Emphasis">Reiniciar el servicio DHCP</text:span>:</text:p>
          <text:p text:style-name="P7">sudo systemctl restart isc-dhcp-server</text:p>
        </text:list-item>
      </text:list>
      <text:p text:style-name="Horizontal_20_Line"/>
      <text:h text:style-name="Heading_20_2" text:outline-level="2"><text:span text:style-name="Strong_20_Emphasis">2. Configuración de Routers</text:span></text:h>
      <text:h text:style-name="Heading_20_3" text:outline-level="3"><text:span text:style-name="Strong_20_Emphasis">Router Cisco (Red 192.168.10.0)</text:span></text:h>
      <text:list text:style-name="L4">
        <text:list-item>
          <text:p text:style-name="P34"><text:span text:style-name="Strong_20_Emphasis">Configurar interfaces</text:span>:</text:p>
          <text:p text:style-name="P8">interface GigabitEthernet0/0</text:p>
          <text:p text:style-name="P8"><text:s text:c="3"/>ip address 192.168.10.1 255.255.255.0</text:p>
          <text:p text:style-name="P8"><text:s text:c="3"/>no shutdown</text:p>
          <text:p text:style-name="P8"/>
          <text:p text:style-name="P8">interface GigabitEthernet0/1</text:p>
          <text:p text:style-name="P8"><text:s text:c="3"/>ip address 10.0.0.1 255.255.255.252 <text:s text:c="2"/>! Enlace al MikroTik (opcional)</text:p>
          <text:p text:style-name="P9"><text:s text:c="3"/>no shutdown</text:p>
        </text:list-item>
        <text:list-item>
          <text:p text:style-name="P34"><text:span text:style-name="Strong_20_Emphasis">Habilitar SNMP</text:span>:</text:p>
          <text:p text:style-name="P9">snmp-server community pandorafms RO</text:p>
        </text:list-item>
      </text:list>
      <text:p text:style-name="Horizontal_20_Line"/>
      <text:h text:style-name="Heading_20_3" text:outline-level="3"><text:span text:style-name="Strong_20_Emphasis">Router MikroTik (Red 172.16.10.0)</text:span></text:h>
      <text:list text:style-name="L5">
        <text:list-item>
          <text:p text:style-name="P35"><text:span text:style-name="Strong_20_Emphasis">Configurar interfaces</text:span>:</text:p>
          <text:p text:style-name="P10">/ip address</text:p>
          <text:p text:style-name="P10">add address=172.16.10.1/24 interface=ether1</text:p>
          <text:p text:style-name="P11">add address=10.0.0.2/30 interface=ether2 <text:s text:c="2"/>! Enlace al Cisco (opcional)</text:p>
        </text:list-item>
        <text:list-item>
          <text:p text:style-name="P35"><text:span text:style-name="Strong_20_Emphasis">Habilitar SNMP</text:span>:</text:p>
          <text:p text:style-name="P11">/snmp set enabled=yes community=pandorafms</text:p>
        </text:list-item>
      </text:list>
      <text:p text:style-name="Horizontal_20_Line"/>
      <text:h text:style-name="Heading_20_2" text:outline-level="2"><text:span text:style-name="Strong_20_Emphasis">3. Configuración de Servicios en Ubuntu Desktop</text:span></text:h>
      <text:h text:style-name="Heading_20_3" text:outline-level="3"><text:span text:style-name="Strong_20_Emphasis">Servidor Web (Red 192.168.10.0)</text:span></text:h>
      <text:list text:style-name="L6">
        <text:list-item>
          <text:p text:style-name="P36"><text:span text:style-name="Strong_20_Emphasis">Instalar Apache</text:span>:</text:p>
          <text:p text:style-name="P12">sudo apt install -y apache2</text:p>
        </text:list-item>
        <text:list-item>
          <text:p text:style-name="P36"><text:span text:style-name="Strong_20_Emphasis">Crear página web</text:span>:</text:p>
          <text:p text:style-name="P37">bash</text:p>
          <text:p text:style-name="P36">Copy</text:p>
          <text:p text:style-name="P12"><text:soft-page-break/>echo "&lt;h1&gt;Servidor Web Funcionando&lt;/h1&gt;" | sudo tee /var/www/html/index.html</text:p>
        </text:list-item>
      </text:list>
      <text:h text:style-name="Heading_20_3" text:outline-level="3"><text:span text:style-name="Strong_20_Emphasis">Servidor MySQL (Red 172.16.10.0)</text:span></text:h>
      <text:list text:style-name="L7">
        <text:list-item>
          <text:p text:style-name="P38"><text:span text:style-name="Strong_20_Emphasis">Instalar MySQL</text:span>:</text:p>
          <text:p text:style-name="P14">sudo apt install -y mysql-server</text:p>
        </text:list-item>
        <text:list-item>
          <text:p text:style-name="P38"><text:span text:style-name="Strong_20_Emphasis">Crear base de datos</text:span>:</text:p>
          <text:p text:style-name="P13">CREATE DATABASE mi_basedatos;</text:p>
          <text:p text:style-name="P13">CREATE USER 'usuario'@'%' IDENTIFIED BY 'contraseña';</text:p>
          <text:p text:style-name="P14">GRANT ALL PRIVILEGES ON mi_basedatos.* TO 'usuario'@'%';</text:p>
        </text:list-item>
      </text:list>
      <text:p text:style-name="Horizontal_20_Line"/>
      <text:h text:style-name="Heading_20_2" text:outline-level="2"><text:span text:style-name="Strong_20_Emphasis">4. Configuración de Equipos Windows</text:span></text:h>
      <text:list text:style-name="L8">
        <text:list-item>
          <text:p text:style-name="P39"><text:span text:style-name="Strong_20_Emphasis">Configurar red</text:span>:</text:p>
          <text:list>
            <text:list-item>
              <text:p text:style-name="P39">Asignar IPs via DHCP o estáticas según la red (192.168.10.0 o 172.16.10.0).</text:p>
            </text:list-item>
          </text:list>
        </text:list-item>
        <text:list-item>
          <text:p text:style-name="P39"><text:span text:style-name="Strong_20_Emphasis">Habilitar servicios</text:span>:</text:p>
          <text:list>
            <text:list-item>
              <text:p text:style-name="P39"><text:span text:style-name="Strong_20_Emphasis">Compartir carpetas</text:span> o <text:span text:style-name="Strong_20_Emphasis">habilitar Escritorio Remoto</text:span> (RDP).</text:p>
            </text:list-item>
          </text:list>
        </text:list-item>
      </text:list>
      <text:p text:style-name="Horizontal_20_Line"/>
      <text:h text:style-name="Heading_20_2" text:outline-level="2"><text:span text:style-name="Strong_20_Emphasis">5. Monitorización con Pandora FMS</text:span></text:h>
      <text:list text:style-name="L9">
        <text:list-item>
          <text:p text:style-name="P40"><text:span text:style-name="Strong_20_Emphasis">Agregar dispositivos</text:span>:</text:p>
          <text:list>
            <text:list-item>
              <text:p text:style-name="P40"><text:span text:style-name="Strong_20_Emphasis">Routers</text:span>: Usar SNMP con comunidad <text:span text:style-name="Source_20_Text">pandorafms</text:span>.</text:p>
            </text:list-item>
            <text:list-item>
              <text:p text:style-name="P40"><text:span text:style-name="Strong_20_Emphasis">Servidores</text:span>: Instalar agentes de Pandora FMS.</text:p>
              <text:p text:style-name="P15">wget https://sourceforge.net/projects/pandora/files/Pandora%20FMS%207.0NG/770/pandorafms_agent_unix-7.0NG.770.noarch.tar.gz</text:p>
              <text:p text:style-name="P15">tar -xvzf pandorafms_agent_unix-7.0NG.770.noarch.tar.gz</text:p>
              <text:p text:style-name="P15">cd pandorafms_agent_unix-7.0NG.770</text:p>
              <text:p text:style-name="P16">sudo ./pandora_agent_installer</text:p>
            </text:list-item>
          </text:list>
        </text:list-item>
        <text:list-item>
          <text:p text:style-name="P40"><text:span text:style-name="Strong_20_Emphasis">Configurar alertas</text:span>:</text:p>
          <text:list>
            <text:list-item>
              <text:p text:style-name="P40"><text:span text:style-name="Strong_20_Emphasis">Correo electrónico</text:span> o <text:span text:style-name="Strong_20_Emphasis">Telegram</text:span> (como se explicó anteriormente).</text:p>
            </text:list-item>
          </text:list>
        </text:list-item>
      </text:list>
      <text:p text:style-name="Horizontal_20_Line"/>
      <text:h text:style-name="Heading_20_2" text:outline-level="2"><text:span text:style-name="Strong_20_Emphasis">6. Validación Final</text:span></text:h>
      <text:list text:style-name="L10">
        <text:list-item>
          <text:p text:style-name="P41"><text:span text:style-name="Strong_20_Emphasis">Verificar DHCP</text:span>:</text:p>
          <text:list>
            <text:list-item>
              <text:p text:style-name="P41">Los dispositivos en ambas redes deben obtener IPs automáticamente.</text:p>
            </text:list-item>
          </text:list>
        </text:list-item>
        <text:list-item>
          <text:p text:style-name="P41"><text:span text:style-name="Strong_20_Emphasis">Probar conectividad</text:span>:</text:p>
          <text:p text:style-name="P17">ping 192.168.10.1 <text:s text:c="6"/># Router Cisco</text:p>
          <text:p text:style-name="P18">ping 172.16.10.1 <text:s text:c="7"/># Router MikroTik</text:p>
        </text:list-item>
        <text:list-item>
          <text:p text:style-name="P41"><text:soft-page-break/><text:span text:style-name="Strong_20_Emphasis">Monitorización en Pandora FMS</text:span>:</text:p>
          <text:list>
            <text:list-item>
              <text:p text:style-name="P41">Revisar métricas en tiempo real y alertas.</text:p>
            </text:list-item>
          </text:list>
        </text:list-item>
      </text:list>
      <text:p text:style-name="Horizontal_20_Line"/>
      <text:h text:style-name="Heading_20_2" text:outline-level="2"><text:span text:style-name="Strong_20_Emphasis">Orden Recomendado</text:span></text:h>
      <text:list text:style-name="L11">
        <text:list-item>
          <text:p text:style-name="P42">Configurar Ubuntu Server (Pandora FMS + DHCP).</text:p>
        </text:list-item>
        <text:list-item>
          <text:p text:style-name="P42">Configurar Routers (Cisco y MikroTik).</text:p>
        </text:list-item>
        <text:list-item>
          <text:p text:style-name="P42">Desplegar servicios en Ubuntu Desktop (web y MySQL).</text:p>
        </text:list-item>
        <text:list-item>
          <text:p text:style-name="P42">Añadir equipos Windows y configurar servicios.</text:p>
        </text:list-item>
        <text:list-item>
          <text:p text:style-name="P42">Configurar Pandora FMS para monitorizar todo.</text:p>
        </text:list-item>
        <text:list-item>
          <text:p text:style-name="P42">Implementar sistema de alertas (correo/Telegram).</text:p>
        </text:list-item>
      </text:list>
      <text:p text:style-name="Standard"/>
      <text:h text:style-name="P1" text:outline-level="2"><text:span text:style-name="Strong_20_Emphasis"><text:span text:style-name="T1">Pasos Rectificados y Ordenados</text:span></text:span></text:h>
      <text:h text:style-name="Heading_20_3" text:outline-level="3"><text:span text:style-name="Strong_20_Emphasis">1. Preparación del Escenario en GNS3</text:span></text:h>
      <text:list text:style-name="L12">
        <text:list-item>
          <text:p text:style-name="P43"><text:span text:style-name="Strong_20_Emphasis">Ubuntu Server</text:span>:</text:p>
          <text:list>
            <text:list-item>
              <text:p text:style-name="P43">Conectar una interfaz al <text:span text:style-name="Strong_20_Emphasis">Router Cisco</text:span> (ej: <text:span text:style-name="Source_20_Text">eth1</text:span>, red <text:span text:style-name="Source_20_Text">192.168.10.0/24</text:span>).</text:p>
            </text:list-item>
            <text:list-item>
              <text:p text:style-name="P43">Conectar otra interfaz al <text:span text:style-name="Strong_20_Emphasis">Router MikroTik</text:span> (ej: <text:span text:style-name="Source_20_Text">eth2</text:span>, red <text:span text:style-name="Source_20_Text">172.16.10.0/24</text:span>).</text:p>
            </text:list-item>
            <text:list-item>
              <text:p text:style-name="P43">Mantener una interfaz conectada al NAT (<text:span text:style-name="Source_20_Text">eth0</text:span>) para acceso externo.</text:p>
            </text:list-item>
          </text:list>
        </text:list-item>
        <text:list-item>
          <text:p text:style-name="P43"><text:span text:style-name="Strong_20_Emphasis">Routers</text:span>:</text:p>
          <text:list>
            <text:list-item>
              <text:p text:style-name="P43"><text:span text:style-name="Strong_20_Emphasis">Cisco</text:span>: Conectado al Switch 1 (red <text:span text:style-name="Source_20_Text">192.168.10.0/24</text:span>).</text:p>
            </text:list-item>
            <text:list-item>
              <text:p text:style-name="P43"><text:span text:style-name="Strong_20_Emphasis">MikroTik</text:span>: Conectado al Switch 2 (red <text:span text:style-name="Source_20_Text">172.16.10.0/24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Configuración DHCP en los Routers</text:span></text:h>
      <text:h text:style-name="Heading_20_4" text:outline-level="4"><text:span text:style-name="Strong_20_Emphasis">Router Cisco (Red 192.168.10.0)</text:span>:</text:h>
      <text:list text:style-name="L13">
        <text:list-item>
          <text:p text:style-name="P44"><text:span text:style-name="Strong_20_Emphasis">Crear pool DHCP</text:span>:</text:p>
          <text:p text:style-name="P19">ip dhcp pool RED_192.168.10.0</text:p>
          <text:p text:style-name="P19"><text:s text:c="3"/>network 192.168.10.0 255.255.255.0</text:p>
          <text:p text:style-name="P19"><text:s text:c="3"/>default-router 192.168.10.1</text:p>
          <text:p text:style-name="P19"><text:s text:c="3"/>dns-server 8.8.8.8</text:p>
          <text:p text:style-name="P19"><text:s text:c="3"/>lease 7</text:p>
          <text:p text:style-name="P20">ip dhcp excluded-address 192.168.10.1 192.168.10.99 <text:s text:c="2"/>! Reservar IPs</text:p>
        </text:list-item>
        <text:list-item>
          <text:p text:style-name="P44"><text:span text:style-name="Strong_20_Emphasis">Configurar interfaz LAN</text:span>:</text:p>
          <text:p text:style-name="P19">interface GigabitEthernet0/1</text:p>
          <text:p text:style-name="P19"><text:s text:c="3"/>ip address 192.168.10.1 255.255.255.0</text:p>
          <text:p text:style-name="P20"><text:s text:c="3"/>no shutdown</text:p>
        </text:list-item>
      </text:list>
      <text:h text:style-name="Heading_20_4" text:outline-level="4"><text:span text:style-name="Strong_20_Emphasis">Router MikroTik (Red 172.16.10.0)</text:span>:</text:h>
      <text:list text:style-name="L14">
        <text:list-item>
          <text:p text:style-name="P45"><text:span text:style-name="Strong_20_Emphasis">Crear pool DHCP</text:span>:</text:p>
          <text:p text:style-name="P21">/ip pool add name=RED_172.16.10.0 ranges=172.16.10.100-172.16.10.200</text:p>
          <text:p text:style-name="P21">/ip dhcp-server network add address=172.16.10.0/24 gateway=172.16.10.1 dns-server=8.8.8.8</text:p>
          <text:p text:style-name="P22">/ip dhcp-server add interface=ether2 name=dhcp1 address-pool=RED_172.16.10.0 disabled=no</text:p>
        </text:list-item>
        <text:list-item>
          <text:p text:style-name="P45"><text:span text:style-name="Strong_20_Emphasis">Configurar interfaz LAN</text:span>:</text:p>
          <text:p text:style-name="P22">/ip address add address=172.16.10.1/24 interface=ether2</text:p>
        </text:list-item>
      </text:list>
      <text:p text:style-name="Horizontal_20_Line"/>
      <text:h text:style-name="Heading_20_3" text:outline-level="3"><text:span text:style-name="Strong_20_Emphasis">3. Configuración del Ubuntu Server (Pandora FMS)</text:span></text:h>
      <text:list text:style-name="L15">
        <text:list-item>
          <text:p text:style-name="P46"><text:span text:style-name="Strong_20_Emphasis">Desinstalar el servidor DHCP (si existía)</text:span>:</text:p>
          <text:p text:style-name="P24"><text:soft-page-break/>sudo apt remove --purge isc-dhcp-server -y</text:p>
        </text:list-item>
        <text:list-item>
          <text:p text:style-name="P46"><text:span text:style-name="Strong_20_Emphasis">Configurar interfaces</text:span>:</text:p>
          <text:list>
            <text:list-item>
              <text:p text:style-name="P46">Asegurarse de que <text:span text:style-name="Source_20_Text">eth1</text:span> y <text:span text:style-name="Source_20_Text">eth2</text:span> tengan IPs estáticas o DHCP según la red:</text:p>
              <text:p text:style-name="P23"># Ejemplo para eth1 (Cisco):</text:p>
              <text:p text:style-name="P24">sudo nano /etc/netplan/01-netcfg.yaml</text:p>
              <text:p text:style-name="P23">network:</text:p>
              <text:p text:style-name="P23"><text:s text:c="2"/>version: 2</text:p>
              <text:p text:style-name="P23"><text:s text:c="2"/>ethernets:</text:p>
              <text:p text:style-name="P23"><text:s text:c="4"/>eth1:</text:p>
              <text:p text:style-name="P23"><text:s text:c="6"/>addresses: [192.168.10.2/24]</text:p>
              <text:p text:style-name="P24"><text:s text:c="6"/>gateway4: 192.168.10.1</text:p>
            </text:list-item>
          </text:list>
        </text:list-item>
        <text:list-item>
          <text:p text:style-name="P46"><text:span text:style-name="Strong_20_Emphasis">Instalar Pandora FMS</text:span> (si no está instalado):</text:p>
          <text:list>
            <text:list-item>
              <text:p text:style-name="P46">Seguir <text:a xlink:type="simple" xlink:href="https://pastebin.com/XXxXxXxX" office:target-frame-name="_blank" xlink:show="new" text:style-name="Internet_20_link" text:visited-style-name="Visited_20_Internet_20_Link">estos pasos</text:a> (usar guía previa)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Monitorización de los Routers en Pandora FMS</text:span></text:h>
      <text:h text:style-name="Heading_20_4" text:outline-level="4"><text:span text:style-name="Strong_20_Emphasis">Configurar SNMP en los Routers</text:span>:</text:h>
      <text:list text:style-name="L16">
        <text:list-item>
          <text:p text:style-name="P47"><text:span text:style-name="Strong_20_Emphasis">Cisco</text:span>:</text:p>
          <text:p text:style-name="P25">snmp-server community pandorafms RO</text:p>
          <text:p text:style-name="P26">snmp-server host 192.168.10.2 pandorafms <text:s text:c="2"/>! IP del Ubuntu Server</text:p>
        </text:list-item>
        <text:list-item>
          <text:p text:style-name="P47"><text:span text:style-name="Strong_20_Emphasis">MikroTik</text:span>:</text:p>
          <text:p text:style-name="P26">/snmp set enabled=yes community=pandorafms</text:p>
        </text:list-item>
      </text:list>
      <text:h text:style-name="Heading_20_4" text:outline-level="4"><text:span text:style-name="Strong_20_Emphasis">Añadir Routers en Pandora FMS</text:span>:</text:h>
      <text:list text:style-name="L17">
        <text:list-item>
          <text:p text:style-name="P48"><text:span text:style-name="Strong_20_Emphasis">Crear dispositivos</text:span>:</text:p>
          <text:list>
            <text:list-item>
              <text:p text:style-name="P48"><text:span text:style-name="Strong_20_Emphasis">Tipo</text:span>: Router.</text:p>
            </text:list-item>
            <text:list-item>
              <text:p text:style-name="P48"><text:span text:style-name="Strong_20_Emphasis">IP</text:span>: <text:span text:style-name="Source_20_Text">192.168.10.1</text:span> (Cisco) y <text:span text:style-name="Source_20_Text">172.16.10.1</text:span> (MikroTik).</text:p>
            </text:list-item>
            <text:list-item>
              <text:p text:style-name="P48"><text:span text:style-name="Strong_20_Emphasis">Comunidad SNMP</text:span>: <text:span text:style-name="Source_20_Text">pandorafms</text:span>.</text:p>
            </text:list-item>
          </text:list>
        </text:list-item>
        <text:list-item>
          <text:p text:style-name="P48"><text:span text:style-name="Strong_20_Emphasis">Módulos clave</text:span>:</text:p>
          <text:list>
            <text:list-item>
              <text:p text:style-name="P48"><text:span text:style-name="Strong_20_Emphasis">Estado del servicio DHCP</text:span>:</text:p>
              <text:list>
                <text:list-item>
                  <text:p text:style-name="P48">Cisco: Usar OID <text:span text:style-name="Source_20_Text">1.3.6.1.4.1.9.9.10.1.1.1.0</text:span>.</text:p>
                </text:list-item>
                <text:list-item>
                  <text:p text:style-name="P48">MikroTik: Usar script SSH para contar leases: <text:span text:style-name="Source_20_Text">ssh admin@172.16.10.1 "/ip dhcp-server lease print count-only"</text:span>.</text:p>
                </text:list-item>
              </text:list>
            </text:list-item>
            <text:list-item>
              <text:p text:style-name="P48"><text:span text:style-name="Strong_20_Emphasis">Uso de CPU/Memoria</text:span>: SNMP (<text:span text:style-name="Source_20_Text">1.3.6.1.4.1.9.9.109.1.1.1.1.6</text:span> para Cisco)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5. Validación del Funcionamiento</text:span></text:h>
      <text:list text:style-name="L18">
        <text:list-item>
          <text:p text:style-name="P49"><text:span text:style-name="Strong_20_Emphasis">Asignación DHCP</text:span>:</text:p>
          <text:list>
            <text:list-item>
              <text:p text:style-name="P49">Conectar dispositivos a ambas redes y verificar IPs:</text:p>
              <text:p text:style-name="P27">ipconfig /all <text:s text:c="2"/># Windows</text:p>
              <text:p text:style-name="P28">ip a <text:s text:c="11"/># Linux</text:p>
            </text:list-item>
          </text:list>
        </text:list-item>
        <text:list-item>
          <text:p text:style-name="P49"><text:span text:style-name="Strong_20_Emphasis">Conectividad</text:span>:</text:p>
          <text:list>
            <text:list-item>
              <text:p text:style-name="P49">Desde un dispositivo en la red <text:span text:style-name="Source_20_Text">192.168.10.0</text:span>, hacer ping al gateway:</text:p>
              <text:p text:style-name="P28">ping 192.168.10.1</text:p>
            </text:list-item>
            <text:list-item>
              <text:p text:style-name="P49">Desde un dispositivo en la red <text:span text:style-name="Source_20_Text">172.16.10.0</text:span>, hacer ping al gateway:</text:p>
              <text:p text:style-name="P28">ping 172.16.10.1</text:p>
            </text:list-item>
          </text:list>
        </text:list-item>
        <text:list-item>
          <text:p text:style-name="P49"><text:span text:style-name="Strong_20_Emphasis">Monitorización en Pandora FMS</text:span>:</text:p>
          <text:list>
            <text:list-item>
              <text:p text:style-name="P49">Verificar que los datos de los routers y servicios se muestran correctamente.</text:p>
            </text:list-item>
            <text:list-item>
              <text:p text:style-name="P49">Simular una caída del DHCP (ej: detener servicio en el router) y validar alertas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Pasos Opcionales (Ampliaciones)</text:span></text:h>
      <text:list text:style-name="L19">
        <text:list-item>
          <text:p text:style-name="P50"><text:span text:style-name="Strong_20_Emphasis">Agregar servicios en Ubuntu Server</text:span>:</text:p>
          <text:list>
            <text:list-item>
              <text:p text:style-name="P50"><text:span text:style-name="Strong_20_Emphasis">Servidor web</text:span>:</text:p>
              <text:p text:style-name="P29">sudo apt install apache2 -y</text:p>
              <text:p text:style-name="P30">echo "&lt;h1&gt;Pandora FMS + DHCP en Routers&lt;/h1&gt;" | sudo tee /var/www/html/index.html</text:p>
            </text:list-item>
            <text:list-item>
              <text:p text:style-name="P50"><text:span text:style-name="Strong_20_Emphasis">Base de datos MySQL</text:span> (para integración con aplicaciones):</text:p>
              <text:p text:style-name="P29">sudo apt install mysql-server -y</text:p>
              <text:p text:style-name="P30">sudo mysql_secure_installation</text:p>
            </text:list-item>
          </text:list>
        </text:list-item>
        <text:list-item>
          <text:p text:style-name="P50"><text:span text:style-name="Strong_20_Emphasis">Configurar alertas proactivas</text:span>:</text:p>
          <text:list>
            <text:list-item>
              <text:p text:style-name="P50"><text:span text:style-name="Strong_20_Emphasis">Telegram</text:span>: Usar el script previo para notificaciones instantáneas.</text:p>
            </text:list-item>
            <text:list-item>
              <text:p text:style-name="P50"><text:span text:style-name="Strong_20_Emphasis">Correo electrónico</text:span>: Configurar SMTP en Pandora FMS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paración Final: Cisco vs MikroTik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Aspecto</text:span></text:p>
            </table:table-cell>
            <table:table-cell table:style-name="Tabla1.A1" office:value-type="string">
              <text:p text:style-name="Table_20_Heading"><text:span text:style-name="Strong_20_Emphasis">Cisco</text:span></text:p>
            </table:table-cell>
            <table:table-cell table:style-name="Tabla1.A1" office:value-type="string">
              <text:p text:style-name="Table_20_Heading"><text:span text:style-name="Strong_20_Emphasis">MikroTik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Configuración DHCP</text:span></text:p>
          </table:table-cell>
          <table:table-cell table:style-name="Tabla1.A1" office:value-type="string">
            <text:p text:style-name="Table_20_Contents">Vía CLI con comandos IOS.</text:p>
          </table:table-cell>
          <table:table-cell table:style-name="Tabla1.A1" office:value-type="string">
            <text:p text:style-name="Table_20_Contents">Vía GUI (WinBox) o terminal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onitorización SNMP</text:span></text:p>
          </table:table-cell>
          <table:table-cell table:style-name="Tabla1.A1" office:value-type="string">
            <text:p text:style-name="Table_20_Contents">Soporte nativo con OIDs específicos.</text:p>
          </table:table-cell>
          <table:table-cell table:style-name="Tabla1.A1" office:value-type="string">
            <text:p text:style-name="Table_20_Contents">Soporte básico, requiere scripts para métricas avanzad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sto</text:span></text:p>
          </table:table-cell>
          <table:table-cell table:style-name="Tabla1.A1" office:value-type="string">
            <text:p text:style-name="Table_20_Contents">Alto (licencias).</text:p>
          </table:table-cell>
          <table:table-cell table:style-name="Tabla1.A1" office:value-type="string">
            <text:p text:style-name="Table_20_Contents">Bajo (ideal para proyectos educativos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lexibilidad</text:span></text:p>
          </table:table-cell>
          <table:table-cell table:style-name="Tabla1.A1" office:value-type="string">
            <text:p text:style-name="Table_20_Contents">Ideal para entornos <text:soft-page-break/>empresariales.</text:p>
          </table:table-cell>
          <table:table-cell table:style-name="Tabla1.A1" office:value-type="string">
            <text:p text:style-name="Table_20_Contents">Perfecto para redes pequeñas/SOHO.</text:p>
          </table:table-cell>
        </table:table-row>
      </table:table>
      <text:p text:style-name="Horizontal_20_Line"/>
      <text:h text:style-name="Heading_20_3" text:outline-level="3"><text:span text:style-name="Strong_20_Emphasis">Errores Comunes y Soluciones</text:span></text:h>
      <text:list text:style-name="L20">
        <text:list-item>
          <text:p text:style-name="P51"><text:span text:style-name="Strong_20_Emphasis">Dispositivos no obtienen IP</text:span>:</text:p>
          <text:list>
            <text:list-item>
              <text:p text:style-name="P51">Verificar que el servicio DHCP está activo en los routers.</text:p>
            </text:list-item>
            <text:list-item>
              <text:p text:style-name="P51">Revisar reglas de firewall que bloqueen puertos 67/68.</text:p>
            </text:list-item>
          </text:list>
        </text:list-item>
        <text:list-item>
          <text:p text:style-name="P51"><text:span text:style-name="Strong_20_Emphasis">Pandora FMS no recibe datos SNMP</text:span>:</text:p>
          <text:list>
            <text:list-item>
              <text:p text:style-name="P51">Asegurarse de que la comunidad SNMP coincide en routers y Pandora.</text:p>
            </text:list-item>
            <text:list-item>
              <text:p text:style-name="P51">Verificar conectividad entre Ubuntu Server y router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0:20.482796580</meta:creation-date>
    <dc:date>2025-03-26T16:22:45.817087263</dc:date>
    <meta:editing-duration>PT42M25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8" meta:paragraph-count="209" meta:word-count="1076" meta:character-count="7870" meta:non-whitespace-character-count="6997"/>
  </office:meta>
</office:document-meta>
</file>